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Bitstream Vera Sans1"/>
    </style:style>
    <style:style style:name="P3" style:family="paragraph" style:parent-style-name="Standard">
      <style:text-properties style:font-name="Bitstream Vera Sans1" officeooo:rsid="000db80c" officeooo:paragraph-rsid="000db80c"/>
    </style:style>
    <style:style style:name="P4" style:family="paragraph" style:parent-style-name="Standard">
      <style:text-properties style:font-name="Bitstream Vera Sans1" officeooo:rsid="000e8e82" officeooo:paragraph-rsid="000e8e82"/>
    </style:style>
    <style:style style:name="P5" style:family="paragraph" style:parent-style-name="Standard">
      <style:paragraph-properties fo:text-align="end" style:justify-single-word="false"/>
      <style:text-properties style:font-name="Bitstream Vera Sans1" officeooo:rsid="00153cdd" officeooo:paragraph-rsid="00153cdd"/>
    </style:style>
    <style:style style:name="P6" style:family="paragraph" style:parent-style-name="Standard">
      <style:paragraph-properties fo:text-align="end" style:justify-single-word="false"/>
      <style:text-properties style:font-name="Bitstream Vera Sans1" officeooo:rsid="0016b54a" officeooo:paragraph-rsid="0016b54a"/>
    </style:style>
    <style:style style:name="P7" style:family="paragraph" style:parent-style-name="Standard">
      <style:text-properties style:font-name="Bitstream Vera Sans1" officeooo:rsid="001a2f66" officeooo:paragraph-rsid="001a2f66"/>
    </style:style>
    <style:style style:name="P8" style:family="paragraph" style:parent-style-name="Standard">
      <style:text-properties style:font-name="Bitstream Vera Sans1" officeooo:rsid="001a2f66" officeooo:paragraph-rsid="00baa1ee"/>
    </style:style>
    <style:style style:name="P9" style:family="paragraph" style:parent-style-name="Standard">
      <style:text-properties style:font-name="Bitstream Vera Sans1" officeooo:rsid="001a2f66" officeooo:paragraph-rsid="00cd109e"/>
    </style:style>
    <style:style style:name="P10" style:family="paragraph" style:parent-style-name="Standard">
      <style:text-properties style:font-name="Bitstream Vera Sans1" officeooo:rsid="001a2f66" officeooo:paragraph-rsid="00de2bb5"/>
    </style:style>
    <style:style style:name="P11" style:family="paragraph" style:parent-style-name="Standard">
      <style:text-properties style:font-name="Bitstream Vera Sans1" officeooo:rsid="001d16a7" officeooo:paragraph-rsid="001d16a7"/>
    </style:style>
    <style:style style:name="P12" style:family="paragraph" style:parent-style-name="Standard">
      <style:text-properties style:font-name="Bitstream Vera Sans1" officeooo:rsid="0024403b" officeooo:paragraph-rsid="003199d8"/>
    </style:style>
    <style:style style:name="P13" style:family="paragraph" style:parent-style-name="Standard">
      <style:text-properties style:font-name="Bitstream Vera Sans1" officeooo:rsid="0024403b" officeooo:paragraph-rsid="003563cf"/>
    </style:style>
    <style:style style:name="P14" style:family="paragraph" style:parent-style-name="Standard">
      <style:text-properties style:font-name="Bitstream Vera Sans1" officeooo:rsid="0024403b" officeooo:paragraph-rsid="003917be"/>
    </style:style>
    <style:style style:name="P15" style:family="paragraph" style:parent-style-name="Standard">
      <style:text-properties style:font-name="Bitstream Vera Sans1" officeooo:rsid="0024403b" officeooo:paragraph-rsid="003e09a4"/>
    </style:style>
    <style:style style:name="P16" style:family="paragraph" style:parent-style-name="Standard">
      <style:text-properties style:font-name="Bitstream Vera Sans1" officeooo:rsid="0024403b" officeooo:paragraph-rsid="003e10e1"/>
    </style:style>
    <style:style style:name="P17" style:family="paragraph" style:parent-style-name="Standard">
      <style:text-properties style:font-name="Bitstream Vera Sans1" officeooo:rsid="0024403b" officeooo:paragraph-rsid="004643a8"/>
    </style:style>
    <style:style style:name="P18" style:family="paragraph" style:parent-style-name="Standard">
      <style:text-properties style:font-name="Bitstream Vera Sans1" officeooo:rsid="0024403b" officeooo:paragraph-rsid="0046d527"/>
    </style:style>
    <style:style style:name="P19" style:family="paragraph" style:parent-style-name="Standard">
      <style:text-properties style:font-name="Bitstream Vera Sans1" officeooo:rsid="0024403b" officeooo:paragraph-rsid="005f17cc"/>
    </style:style>
    <style:style style:name="P20" style:family="paragraph" style:parent-style-name="Standard">
      <style:text-properties style:font-name="Bitstream Vera Sans1" officeooo:rsid="0024403b" officeooo:paragraph-rsid="006160ac"/>
    </style:style>
    <style:style style:name="P21" style:family="paragraph" style:parent-style-name="Standard">
      <style:text-properties style:font-name="Bitstream Vera Sans1" officeooo:rsid="0024403b" officeooo:paragraph-rsid="006887b1"/>
    </style:style>
    <style:style style:name="P22" style:family="paragraph" style:parent-style-name="Standard">
      <style:text-properties style:font-name="Bitstream Vera Sans1" officeooo:rsid="0024403b" officeooo:paragraph-rsid="00690fb1"/>
    </style:style>
    <style:style style:name="P23" style:family="paragraph" style:parent-style-name="Standard">
      <style:text-properties style:font-name="Bitstream Vera Sans1" officeooo:rsid="0024403b" officeooo:paragraph-rsid="00749cc7"/>
    </style:style>
    <style:style style:name="P24" style:family="paragraph" style:parent-style-name="Standard">
      <style:text-properties style:font-name="Bitstream Vera Sans1" officeooo:rsid="0024403b" officeooo:paragraph-rsid="00957e6b"/>
    </style:style>
    <style:style style:name="P25" style:family="paragraph" style:parent-style-name="Standard">
      <style:text-properties style:font-name="Bitstream Vera Sans1" officeooo:rsid="0024403b" officeooo:paragraph-rsid="00c7d4c2"/>
    </style:style>
    <style:style style:name="P26" style:family="paragraph" style:parent-style-name="Standard">
      <style:text-properties style:font-name="Bitstream Vera Sans1" officeooo:rsid="0024403b" officeooo:paragraph-rsid="00ef4d6b"/>
    </style:style>
    <style:style style:name="P27" style:family="paragraph" style:parent-style-name="Standard">
      <style:text-properties style:font-name="Bitstream Vera Sans1" officeooo:rsid="0024403b" officeooo:paragraph-rsid="00f8ac2c"/>
    </style:style>
    <style:style style:name="P28" style:family="paragraph" style:parent-style-name="Standard">
      <style:text-properties style:font-name="Bitstream Vera Sans1" officeooo:rsid="0024403b" officeooo:paragraph-rsid="00fb784a"/>
    </style:style>
    <style:style style:name="P29" style:family="paragraph" style:parent-style-name="Standard">
      <style:text-properties style:font-name="Bitstream Vera Sans1" officeooo:rsid="003790fc" officeooo:paragraph-rsid="003790fc"/>
    </style:style>
    <style:style style:name="P30" style:family="paragraph" style:parent-style-name="Standard">
      <style:text-properties style:font-name="Bitstream Vera Sans1" officeooo:rsid="007cd0c3" officeooo:paragraph-rsid="001a2f66"/>
    </style:style>
    <style:style style:name="P31" style:family="paragraph" style:parent-style-name="Standard">
      <style:text-properties style:font-name="Bitstream Vera Sans1" officeooo:rsid="007cd0c3" officeooo:paragraph-rsid="007cd0c3"/>
    </style:style>
    <style:style style:name="P32" style:family="paragraph" style:parent-style-name="Standard">
      <style:text-properties style:font-name="Bitstream Vera Sans1" officeooo:rsid="007cd0c3" officeooo:paragraph-rsid="0081c695"/>
    </style:style>
    <style:style style:name="P33" style:family="paragraph" style:parent-style-name="Standard">
      <style:text-properties style:font-name="Bitstream Vera Sans1" officeooo:rsid="007cd0c3" officeooo:paragraph-rsid="00947089"/>
    </style:style>
    <style:style style:name="P34" style:family="paragraph" style:parent-style-name="Standard">
      <style:text-properties style:font-name="Bitstream Vera Sans1" officeooo:rsid="008723eb" officeooo:paragraph-rsid="008723eb"/>
    </style:style>
    <style:style style:name="P35" style:family="paragraph" style:parent-style-name="Standard">
      <style:text-properties style:font-name="Bitstream Vera Sans1" fo:font-size="14pt" fo:font-weight="bold" officeooo:rsid="001a2f66" officeooo:paragraph-rsid="001a2f66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Bitstream Vera Sans1" fo:font-size="14pt" fo:font-weight="bold" officeooo:rsid="001a2f66" officeooo:paragraph-rsid="00a0c1a2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Bitstream Vera Sans1" fo:font-size="14pt" fo:font-weight="bold" officeooo:rsid="001a2f66" officeooo:paragraph-rsid="00c7d4c2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Bitstream Vera Sans1" fo:font-size="14pt" fo:font-weight="bold" officeooo:rsid="001a2f66" officeooo:paragraph-rsid="00d03579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Bitstream Vera Sans1" officeooo:rsid="00b926eb" officeooo:paragraph-rsid="00cd109e"/>
    </style:style>
    <style:style style:name="P40" style:family="paragraph" style:parent-style-name="Standard">
      <style:text-properties style:font-name="Bitstream Vera Sans1" officeooo:rsid="00b996a1" officeooo:paragraph-rsid="00baa1ee"/>
    </style:style>
    <style:style style:name="P41" style:family="paragraph" style:parent-style-name="Standard">
      <style:text-properties style:font-name="Bitstream Vera Sans1" officeooo:rsid="00b996a1" officeooo:paragraph-rsid="00cd109e"/>
    </style:style>
    <style:style style:name="P42" style:family="paragraph" style:parent-style-name="Standard">
      <style:text-properties style:font-name="Bitstream Vera Sans1" officeooo:rsid="00bd1471" officeooo:paragraph-rsid="00bd1471"/>
    </style:style>
    <style:style style:name="P43" style:family="paragraph" style:parent-style-name="Standard">
      <style:text-properties style:font-name="Bitstream Vera Sans1" officeooo:rsid="00c0405b" officeooo:paragraph-rsid="00c0405b"/>
    </style:style>
    <style:style style:name="P44" style:family="paragraph" style:parent-style-name="Standard">
      <style:text-properties style:font-name="Bitstream Vera Sans1" officeooo:rsid="00c0405b" officeooo:paragraph-rsid="00c7d4c2"/>
    </style:style>
    <style:style style:name="P45" style:family="paragraph" style:parent-style-name="Standard">
      <style:text-properties style:font-name="Bitstream Vera Sans1" officeooo:rsid="00c0405b" officeooo:paragraph-rsid="00d03579"/>
    </style:style>
    <style:style style:name="P46" style:family="paragraph" style:parent-style-name="Standard">
      <style:text-properties style:font-name="Bitstream Vera Sans1" officeooo:rsid="00c0405b" officeooo:paragraph-rsid="00d8b5d0"/>
    </style:style>
    <style:style style:name="P47" style:family="paragraph" style:parent-style-name="Standard">
      <style:text-properties style:font-name="Bitstream Vera Sans1" officeooo:rsid="00c5d794" officeooo:paragraph-rsid="010cf358"/>
    </style:style>
    <style:style style:name="P48" style:family="paragraph" style:parent-style-name="Standard">
      <style:text-properties style:font-name="Bitstream Vera Sans1" officeooo:rsid="00d56f7f" officeooo:paragraph-rsid="00d8b5d0"/>
    </style:style>
    <style:style style:name="P49" style:family="paragraph" style:parent-style-name="Standard">
      <style:text-properties style:font-name="Bitstream Vera Sans1" officeooo:rsid="00daaeeb" officeooo:paragraph-rsid="00daaeeb"/>
    </style:style>
    <style:style style:name="P50" style:family="paragraph" style:parent-style-name="Standard">
      <style:text-properties style:font-name="Bitstream Vera Sans1" officeooo:rsid="00daaeeb" officeooo:paragraph-rsid="00e6c2f0"/>
    </style:style>
    <style:style style:name="P51" style:family="paragraph" style:parent-style-name="Standard">
      <style:text-properties style:font-name="Bitstream Vera Sans1" officeooo:rsid="00df2244" officeooo:paragraph-rsid="00df2244"/>
    </style:style>
    <style:style style:name="P52" style:family="paragraph" style:parent-style-name="Standard">
      <style:text-properties style:font-name="Bitstream Vera Sans1" officeooo:rsid="00e0a328" officeooo:paragraph-rsid="00e0a328"/>
    </style:style>
    <style:style style:name="P53" style:family="paragraph" style:parent-style-name="Standard">
      <style:text-properties style:font-name="Bitstream Vera Sans1" officeooo:rsid="00ec3266" officeooo:paragraph-rsid="00fcf2b6"/>
    </style:style>
    <style:style style:name="P54" style:family="paragraph" style:parent-style-name="Standard">
      <style:text-properties style:font-name="Bitstream Vera Sans1" officeooo:rsid="00f08ac1" officeooo:paragraph-rsid="00f08ac1"/>
    </style:style>
    <style:style style:name="P55" style:family="paragraph" style:parent-style-name="Standard">
      <style:text-properties style:font-name="Bitstream Vera Sans1" officeooo:rsid="0105d47c" officeooo:paragraph-rsid="0105d47c"/>
    </style:style>
    <style:style style:name="P56" style:family="paragraph" style:parent-style-name="Standard">
      <style:text-properties style:font-name="Bitstream Vera Sans1" officeooo:rsid="010aaef0" officeooo:paragraph-rsid="010aaef0"/>
    </style:style>
    <style:style style:name="P57" style:family="paragraph" style:parent-style-name="Standard">
      <style:text-properties style:font-name="Bitstream Vera Sans1" officeooo:rsid="010c5266" officeooo:paragraph-rsid="010c5266"/>
    </style:style>
    <style:style style:name="P58" style:family="paragraph" style:parent-style-name="Standard">
      <style:text-properties style:font-name="Bitstream Vera Sans1" officeooo:paragraph-rsid="010cf358"/>
    </style:style>
    <style:style style:name="P59" style:family="paragraph" style:parent-style-name="Standard">
      <style:text-properties style:font-name="Bitstream Vera Sans1" officeooo:rsid="010e2b97" officeooo:paragraph-rsid="010e2b97"/>
    </style:style>
    <style:style style:name="P60" style:family="paragraph" style:parent-style-name="Standard">
      <style:text-properties style:font-name="Bitstream Vera Sans1" officeooo:rsid="01147f00" officeooo:paragraph-rsid="01147f00"/>
    </style:style>
    <style:style style:name="P61" style:family="paragraph" style:parent-style-name="Standard">
      <style:text-properties style:font-name="Bitstream Vera Sans1" officeooo:rsid="01154487" officeooo:paragraph-rsid="01154487"/>
    </style:style>
    <style:style style:name="P62" style:family="paragraph" style:parent-style-name="Table_20_Contents">
      <style:text-properties style:font-name="Bitstream Vera Sans1" officeooo:rsid="00df7a33" officeooo:paragraph-rsid="00df7a33"/>
    </style:style>
    <style:style style:name="P63" style:family="paragraph" style:parent-style-name="Standard">
      <style:text-properties style:font-name="Bitstream Vera Sans" officeooo:rsid="00277fc4" officeooo:paragraph-rsid="00957e6b" style:font-name-asian="Bitstream Vera Sans" style:font-name-complex="Bitstream Vera Sans"/>
    </style:style>
    <style:style style:name="P64" style:family="paragraph" style:parent-style-name="Standard">
      <style:text-properties style:font-name="Bitstream Vera Sans" officeooo:rsid="0046d527" officeooo:paragraph-rsid="004643a8" style:font-name-asian="Bitstream Vera Sans" style:font-name-complex="Bitstream Vera Sans"/>
    </style:style>
    <style:style style:name="P65" style:family="paragraph" style:parent-style-name="Standard">
      <style:text-properties style:font-name="Bitstream Vera Sans1" officeooo:rsid="00277fc4" officeooo:paragraph-rsid="003e09a4"/>
    </style:style>
    <style:style style:name="P66" style:family="paragraph" style:parent-style-name="Standard">
      <style:text-properties style:font-name="Bitstream Vera Sans1" officeooo:rsid="00b926eb" officeooo:paragraph-rsid="00c0405b"/>
    </style:style>
    <style:style style:name="P67" style:family="paragraph" style:parent-style-name="Standard">
      <style:paragraph-properties fo:text-align="center" style:justify-single-word="false"/>
      <style:text-properties style:font-name="Bitstream Vera Sans1" fo:font-size="16pt" fo:font-weight="bold" officeooo:rsid="000db80c" officeooo:paragraph-rsid="000db80c" style:font-size-asian="16pt" style:font-weight-asian="bold" style:font-size-complex="16pt" style:font-weight-complex="bold"/>
    </style:style>
    <style:style style:name="P68" style:family="paragraph" style:parent-style-name="Standard">
      <style:text-properties style:font-name="Bitstream Vera Sans1" fo:font-weight="bold" style:font-weight-asian="bold" style:font-weight-complex="bold"/>
    </style:style>
    <style:style style:name="T1" style:family="text">
      <style:text-properties officeooo:rsid="00107818"/>
    </style:style>
    <style:style style:name="T2" style:family="text">
      <style:text-properties officeooo:rsid="001b8261"/>
    </style:style>
    <style:style style:name="T3" style:family="text">
      <style:text-properties officeooo:rsid="001d1e65"/>
    </style:style>
    <style:style style:name="T4" style:family="text">
      <style:text-properties officeooo:rsid="00277fc4"/>
    </style:style>
    <style:style style:name="T5" style:family="text">
      <style:text-properties officeooo:rsid="003790fc"/>
    </style:style>
    <style:style style:name="T6" style:family="text">
      <style:text-properties officeooo:rsid="003a0f23"/>
    </style:style>
    <style:style style:name="T7" style:family="text">
      <style:text-properties officeooo:rsid="003b0373"/>
    </style:style>
    <style:style style:name="T8" style:family="text">
      <style:text-properties style:font-name="Bitstream Vera Sans" officeooo:rsid="00277fc4" style:font-name-asian="Bitstream Vera Sans" style:font-name-complex="Bitstream Vera Sans"/>
    </style:style>
    <style:style style:name="T9" style:family="text">
      <style:text-properties style:font-name="Bitstream Vera Sans" officeooo:rsid="0046d527" style:font-name-asian="Bitstream Vera Sans" style:font-name-complex="Bitstream Vera Sans"/>
    </style:style>
    <style:style style:name="T10" style:family="text">
      <style:text-properties style:font-name="Bitstream Vera Sans" officeooo:rsid="00489f42" style:font-name-asian="Bitstream Vera Sans" style:font-name-complex="Bitstream Vera Sans"/>
    </style:style>
    <style:style style:name="T11" style:family="text">
      <style:text-properties style:font-name="Bitstream Vera Sans" officeooo:rsid="007784c1" style:font-name-asian="Bitstream Vera Sans" style:font-name-complex="Bitstream Vera Sans"/>
    </style:style>
    <style:style style:name="T12" style:family="text">
      <style:text-properties style:font-name="Bitstream Vera Sans" officeooo:rsid="0097ee93" style:font-name-asian="Bitstream Vera Sans" style:font-name-complex="Bitstream Vera Sans"/>
    </style:style>
    <style:style style:name="T13" style:family="text">
      <style:text-properties style:font-name="Bitstream Vera Sans" officeooo:rsid="00983e3d" style:font-name-asian="Bitstream Vera Sans" style:font-name-complex="Bitstream Vera Sans"/>
    </style:style>
    <style:style style:name="T14" style:family="text">
      <style:text-properties style:font-name="Bitstream Vera Sans" officeooo:rsid="009ad7ec" style:font-name-asian="Bitstream Vera Sans" style:font-name-complex="Bitstream Vera Sans"/>
    </style:style>
    <style:style style:name="T15" style:family="text">
      <style:text-properties style:font-name="Bitstream Vera Sans" officeooo:rsid="009daa56" style:font-name-asian="Bitstream Vera Sans" style:font-name-complex="Bitstream Vera Sans"/>
    </style:style>
    <style:style style:name="T16" style:family="text">
      <style:text-properties style:font-name="Bitstream Vera Sans" officeooo:rsid="00b254b4" style:font-name-asian="Bitstream Vera Sans" style:font-name-complex="Bitstream Vera Sans"/>
    </style:style>
    <style:style style:name="T17" style:family="text">
      <style:text-properties style:font-name="Bitstream Vera Sans" officeooo:rsid="00b3f26e" style:font-name-asian="Bitstream Vera Sans" style:font-name-complex="Bitstream Vera Sans"/>
    </style:style>
    <style:style style:name="T18" style:family="text">
      <style:text-properties style:font-name="Bitstream Vera Sans" officeooo:rsid="00b42216" style:font-name-asian="Bitstream Vera Sans" style:font-name-complex="Bitstream Vera Sans"/>
    </style:style>
    <style:style style:name="T19" style:family="text">
      <style:text-properties style:font-name="Bitstream Vera Sans" officeooo:rsid="00efeff8" style:font-name-asian="Bitstream Vera Sans" style:font-name-complex="Bitstream Vera Sans"/>
    </style:style>
    <style:style style:name="T20" style:family="text">
      <style:text-properties style:font-name="Bitstream Vera Sans" officeooo:rsid="00f03511" style:font-name-asian="Bitstream Vera Sans" style:font-name-complex="Bitstream Vera Sans"/>
    </style:style>
    <style:style style:name="T21" style:family="text">
      <style:text-properties style:font-name="Bitstream Vera Sans" officeooo:rsid="00f1d3e0" style:font-name-asian="Bitstream Vera Sans" style:font-name-complex="Bitstream Vera Sans"/>
    </style:style>
    <style:style style:name="T22" style:family="text">
      <style:text-properties style:font-name="Bitstream Vera Sans" officeooo:rsid="00f57075" style:font-name-asian="Bitstream Vera Sans" style:font-name-complex="Bitstream Vera Sans"/>
    </style:style>
    <style:style style:name="T23" style:family="text">
      <style:text-properties style:font-name="Bitstream Vera Sans" officeooo:rsid="00f7552f" style:font-name-asian="Bitstream Vera Sans" style:font-name-complex="Bitstream Vera Sans"/>
    </style:style>
    <style:style style:name="T24" style:family="text">
      <style:text-properties style:font-name="Bitstream Vera Sans" officeooo:rsid="00f8ac2c" style:font-name-asian="Bitstream Vera Sans" style:font-name-complex="Bitstream Vera Sans"/>
    </style:style>
    <style:style style:name="T25" style:family="text">
      <style:text-properties style:font-name="Bitstream Vera Sans" officeooo:rsid="00fa6a37" style:font-name-asian="Bitstream Vera Sans" style:font-name-complex="Bitstream Vera Sans"/>
    </style:style>
    <style:style style:name="T26" style:family="text">
      <style:text-properties style:font-name="Bitstream Vera Sans" officeooo:rsid="00fb784a" style:font-name-asian="Bitstream Vera Sans" style:font-name-complex="Bitstream Vera Sans"/>
    </style:style>
    <style:style style:name="T27" style:family="text">
      <style:text-properties style:font-name="Bitstream Vera Sans" officeooo:rsid="00fd17f9" style:font-name-asian="Bitstream Vera Sans" style:font-name-complex="Bitstream Vera Sans"/>
    </style:style>
    <style:style style:name="T28" style:family="text">
      <style:text-properties style:font-name="Bitstream Vera Sans" officeooo:rsid="011bb88a" style:font-name-asian="Bitstream Vera Sans" style:font-name-complex="Bitstream Vera Sans"/>
    </style:style>
    <style:style style:name="T29" style:family="text">
      <style:text-properties style:font-name="Bitstream Vera Sans" officeooo:rsid="011d47dd" style:font-name-asian="Bitstream Vera Sans" style:font-name-complex="Bitstream Vera Sans"/>
    </style:style>
    <style:style style:name="T30" style:family="text">
      <style:text-properties officeooo:rsid="0055ce59"/>
    </style:style>
    <style:style style:name="T31" style:family="text">
      <style:text-properties officeooo:rsid="005a098b"/>
    </style:style>
    <style:style style:name="T32" style:family="text">
      <style:text-properties officeooo:rsid="005cda3c"/>
    </style:style>
    <style:style style:name="T33" style:family="text">
      <style:text-properties officeooo:rsid="00601b9f"/>
    </style:style>
    <style:style style:name="T34" style:family="text">
      <style:text-properties officeooo:rsid="006321ad"/>
    </style:style>
    <style:style style:name="T35" style:family="text">
      <style:text-properties officeooo:rsid="00648a3b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648a3b"/>
    </style:style>
    <style:style style:name="T38" style:family="text">
      <style:text-properties style:text-underline-style="solid" style:text-underline-width="auto" style:text-underline-color="font-color" officeooo:rsid="00277fc4"/>
    </style:style>
    <style:style style:name="T39" style:family="text">
      <style:text-properties style:text-underline-style="solid" style:text-underline-width="auto" style:text-underline-color="font-color" officeooo:rsid="00c0cfb9"/>
    </style:style>
    <style:style style:name="T40" style:family="text">
      <style:text-properties officeooo:rsid="00670311"/>
    </style:style>
    <style:style style:name="T41" style:family="text">
      <style:text-properties officeooo:rsid="006887b1"/>
    </style:style>
    <style:style style:name="T42" style:family="text">
      <style:text-properties officeooo:rsid="007036fe"/>
    </style:style>
    <style:style style:name="T43" style:family="text">
      <style:text-properties officeooo:rsid="0083e6d9"/>
    </style:style>
    <style:style style:name="T44" style:family="text">
      <style:text-properties officeooo:rsid="00842a16"/>
    </style:style>
    <style:style style:name="T45" style:family="text">
      <style:text-properties officeooo:rsid="0088c492"/>
    </style:style>
    <style:style style:name="T46" style:family="text">
      <style:text-properties officeooo:rsid="00930054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a284df"/>
    </style:style>
    <style:style style:name="T49" style:family="text">
      <style:text-properties officeooo:rsid="00acb1be"/>
    </style:style>
    <style:style style:name="T50" style:family="text">
      <style:text-properties officeooo:rsid="00adea0c"/>
    </style:style>
    <style:style style:name="T51" style:family="text">
      <style:text-properties officeooo:rsid="00bdafe4"/>
    </style:style>
    <style:style style:name="T52" style:family="text">
      <style:text-properties officeooo:rsid="00c0cfb9"/>
    </style:style>
    <style:style style:name="T53" style:family="text">
      <style:text-properties officeooo:rsid="00c96c5a"/>
    </style:style>
    <style:style style:name="T54" style:family="text">
      <style:text-properties officeooo:rsid="00d0ad60"/>
    </style:style>
    <style:style style:name="T55" style:family="text">
      <style:text-properties officeooo:rsid="00d53dd3"/>
    </style:style>
    <style:style style:name="T56" style:family="text">
      <style:text-properties officeooo:rsid="00e27449"/>
    </style:style>
    <style:style style:name="T57" style:family="text">
      <style:text-properties officeooo:rsid="00e5419b"/>
    </style:style>
    <style:style style:name="T58" style:family="text">
      <style:text-properties officeooo:rsid="00e899b7"/>
    </style:style>
    <style:style style:name="T59" style:family="text">
      <style:text-properties officeooo:rsid="00ee0611"/>
    </style:style>
    <style:style style:name="T60" style:family="text">
      <style:text-properties officeooo:rsid="00ec3266" style:font-name-asian="Bitstream Vera Sans" style:font-name-complex="Bitstream Vera Sans"/>
    </style:style>
    <style:style style:name="T61" style:family="text">
      <style:text-properties officeooo:rsid="0104e45b"/>
    </style:style>
    <style:style style:name="T62" style:family="text">
      <style:text-properties officeooo:rsid="0106c362"/>
    </style:style>
    <style:style style:name="T63" style:family="text">
      <style:text-properties officeooo:rsid="010d0cc4"/>
    </style:style>
    <style:style style:name="T64" style:family="text">
      <style:text-properties officeooo:rsid="0115816e"/>
    </style:style>
    <style:style style:name="T65" style:family="text">
      <style:text-properties officeooo:rsid="012198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67">How<text:span text:style-name="T1">to-UWB trilateration experiment</text:span></text:p>
      <text:p text:style-name="P68"/>
      <text:p text:style-name="P5">Sept 19 2017</text:p>
      <text:p text:style-name="P6">Jungwon Kang, Kunwoo Park, Gunho Sohn</text:p>
      <text:p text:style-name="P2"/>
      <text:p text:style-name="P2"/>
      <text:p text:style-name="P11">This document describes <text:span text:style-name="T3">how to do an UWB trilateration experiment using ROS pkg_drone_uwb package (ver: 20170919_1).</text:span></text:p>
      <text:p text:style-name="P4"/>
      <text:p text:style-name="P7"/>
      <text:p text:style-name="P35">1. <text:span text:style-name="T2">Hardware Setup</text:span></text:p>
      <text:p text:style-name="P34">There are two major hardware setup: <text:span text:style-name="T45">GCS &amp; UWB stations. Both setup can be done independently.</text:span></text:p>
      <text:p text:style-name="P30"><text:s text:c="2"/>* <text:span text:style-name="T50">Intel NUC: computer in the drone</text:span></text:p>
      <text:p text:style-name="P30"/>
      <text:p text:style-name="P30"/>
      <text:p text:style-name="P33">[<text:span text:style-name="T46">Power prerequisites</text:span>]</text:p>
      <text:p text:style-name="P24"><text:span text:style-name="T8"><text:s text:c="2"/>• </text:span><text:span text:style-name="T12">Batteries for GCS </text:span><text:span text:style-name="T28">laptop</text:span><text:span text:style-name="T12"> &amp; RangeNet </text:span><text:span text:style-name="T29">laptop</text:span></text:p>
      <text:p text:style-name="P24"><text:span text:style-name="T8"><text:s text:c="2"/>• </text:span><text:span text:style-name="T13">Battery for Wifi router</text:span></text:p>
      <text:p text:style-name="P24"><text:span text:style-name="T8"><text:s text:c="2"/>• </text:span><text:span text:style-name="T14">Batteries for UWB stations</text:span></text:p>
      <text:p text:style-name="P24"><text:span text:style-name="T8"><text:s text:c="2"/>• </text:span><text:span text:style-name="T15">Battery for Intel NUC &amp; UWB receiver</text:span></text:p>
      <text:p text:style-name="P63"/>
      <text:p text:style-name="P31">[GCS setup]</text:p>
      <text:p text:style-name="P19"><text:s text:c="2"/>(<text:span text:style-name="T33">1</text:span>) <text:span text:style-name="T31">Install GCS.</text:span></text:p>
      <text:p text:style-name="P19"><text:tab/>- <text:span text:style-name="T32">Turn on Wifi router, 24-inches monitor, and GCS laptop.</text:span></text:p>
      <text:p text:style-name="P20"><text:s text:c="2"/>(<text:span text:style-name="T33">2</text:span>) <text:span text:style-name="T34">Connect between Intel NUC and GCS laptop.</text:span></text:p>
      <text:p text:style-name="P20"><text:tab/>- <text:span text:style-name="T35">Turn on Intel NUC </text:span><text:span text:style-name="T37">with 24-inches monitor, a keyboard and a mouse</text:span><text:span text:style-name="T35">.</text:span></text:p>
      <text:p text:style-name="P21"><text:tab/>- <text:span text:style-name="T40">Connect Intel NUC to the Wifi router. (through wireless connection)</text:span></text:p>
      <text:p text:style-name="P22"><text:tab/>- <text:span text:style-name="T41">Access Intel NUC through VNC of GCS laptop.</text:span></text:p>
      <text:p text:style-name="P22"/>
      <text:p text:style-name="P32">[<text:span text:style-name="T43">UWB station setup</text:span>]</text:p>
      <text:p text:style-name="P13"><text:s text:c="2"/>(<text:span text:style-name="T44">1</text:span>) <text:span text:style-name="T4">Install four UWB stations (Unit 100, 101, 102, 103)</text:span></text:p>
      <text:p text:style-name="P65"><text:tab/>- Make sure of the following things:</text:p>
      <text:p text:style-name="P15"><text:span text:style-name="T4"><text:tab/><text:tab/></text:span><text:span text:style-name="T8">•</text:span><text:span text:style-name="T4">All the UWB stations are powered on.</text:span></text:p>
      <text:p text:style-name="P23"><text:span text:style-name="T4"><text:tab/><text:tab/></text:span><text:span text:style-name="T8">•</text:span><text:span text:style-name="T16">Set a</text:span><text:span text:style-name="T4">ll the UWB stations to </text:span><text:span text:style-name="T38">‘ranging’ mode</text:span><text:span text:style-name="T4">.</text:span></text:p>
      <text:p text:style-name="P16"><text:tab/><text:tab/><text:span text:style-name="T8">•</text:span><text:span text:style-name="T17">Make a</text:span><text:span text:style-name="T7">ll the UWB stations have different height.</text:span></text:p>
      <text:p text:style-name="P17"><text:tab/><text:tab/><text:span text:style-name="T8">•</text:span><text:span text:style-name="T18">Install s</text:span><text:span text:style-name="T9">tation</text:span><text:span text:style-name="T18">s </text:span><text:span text:style-name="T9">with the following configuration:</text:span></text:p>
      <text:p text:style-name="P64"><text:tab/><text:tab/><text:tab/>[102] <text:s text:c="8"/>[103]</text:p>
      <text:p text:style-name="P18"><text:span text:style-name="T9"><text:tab/><text:tab/><text:tab/>[10</text:span><text:span text:style-name="T10">0</text:span><text:span text:style-name="T9">]</text:span><text:span text:style-name="T11">(0.0), </text:span><text:span text:style-name="T9">[10</text:span><text:span text:style-name="T10">1</text:span><text:span text:style-name="T9">]</text:span><text:span text:style-name="T11">(xxx,0)</text:span></text:p>
      <text:p text:style-name="P12"><text:tab/>- <text:span text:style-name="T5">The unit 104 will be used as a receiver.</text:span></text:p>
      <text:p text:style-name="P29"><text:s text:c="2"/>(<text:span text:style-name="T42">2</text:span>) <text:span text:style-name="T6">Run RangeNet auto-survey for getting positions of all the UWB stations</text:span></text:p>
      <text:p text:style-name="P14"><text:tab/>- <text:span text:style-name="T30">Unit 100 will be at (0,0), and Unit 101 will be at (xxx, 0).</text:span></text:p>
      <text:p text:style-name="P14"/>
      <text:p text:style-name="P14"><text:soft-page-break/></text:p>
      <text:p text:style-name="P36"><text:span text:style-name="T48">2</text:span>. <text:span text:style-name="T49">Checking connection between UWB receiver and Intel NUC</text:span></text:p>
      <text:p text:style-name="P43"/>
      <text:p text:style-name="P43">Make <text:span text:style-name="T52">sure that </text:span><text:span text:style-name="T39">unit 104 is connected with Intel NUC</text:span><text:span text:style-name="T52">.</text:span></text:p>
      <text:p text:style-name="P43"/>
      <text:p text:style-name="P66">In the terminal, run the following command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9">$ dmesg | grep tty</text:p>
            <text:p text:style-name="P9">...</text:p>
            <text:p text:style-name="P41">[ 3678.375082] cdc_acm 1-4:1.0: <text:span text:style-name="T47">ttyACM0</text:span>: USB ACM device</text:p>
            <text:p text:style-name="P9">...</text:p>
          </table:table-cell>
        </table:table-row>
      </table:table>
      <text:p text:style-name="P42"/>
      <text:p text:style-name="P42">Then, <text:span text:style-name="T51">you should see a message for ttyACM0, as in the above.</text:span></text:p>
      <text:p text:style-name="P40"/>
      <text:p text:style-name="P8"/>
      <text:p text:style-name="P25"/>
      <text:p text:style-name="P37"><text:span text:style-name="T53">3</text:span>. <text:span text:style-name="T54">Setting parameters &amp; Building the ‘pkg_drone_uwb’</text:span></text:p>
      <text:p text:style-name="P44"/>
      <text:p text:style-name="P49">(1) <text:span text:style-name="T57">Opening an editor</text:span></text:p>
      <text:p text:style-name="P51">You can run QtCreator 5.7. Or, you can use gedit.</text:p>
      <text:p text:style-name="P52">In the terminal, run the following command to run <text:span text:style-name="T55">QtCreator 5.7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2"><text:span text:style-name="T56">$ </text:span>sudo /opt/qt57/bin/qtcreator</text:p>
          </table:table-cell>
        </table:table-row>
      </table:table>
      <text:p text:style-name="P10"/>
      <text:p text:style-name="P10"/>
      <text:p text:style-name="P50">(<text:span text:style-name="T58">2</text:span>) <text:span text:style-name="T58">Setting the parameters</text:span></text:p>
      <text:p text:style-name="P54">In [<text:span text:style-name="T36">node_drone_uwb.cpp</text:span>], y<text:span text:style-name="T59">ou have to set the following parameters:</text:span></text:p>
      <text:p text:style-name="P27"><text:span text:style-name="T8"><text:s text:c="2"/>• </text:span><text:span text:style-name="T19">operation mode </text:span></text:p>
      <text:p text:style-name="P27"><text:span text:style-name="T19"><text:s text:c="5"/></text:span><text:span text:style-name="T26">&gt; </text:span><text:span text:style-name="T20">const int mode_run</text:span></text:p>
      <text:p text:style-name="P27"><text:span text:style-name="T8"><text:s text:c="2"/>• </text:span><text:span text:style-name="T21">yes/no for saving log </text:span></text:p>
      <text:p text:style-name="P28"><text:span text:style-name="T21"><text:s text:c="5"/></text:span><text:span text:style-name="T26">&gt; </text:span><text:span text:style-name="T60">const bool b_save_log_as_file</text:span></text:p>
      <text:p text:style-name="P27"><text:span text:style-name="T8"><text:s text:c="2"/>• </text:span><text:span text:style-name="T22">positions of UWB stations </text:span></text:p>
      <text:p text:style-name="P28"><text:span text:style-name="T22"><text:s text:c="5"/></text:span><text:span text:style-name="T26">&gt; </text:span><text:span text:style-name="T23">double pos_x_station</text:span><text:span text:style-name="T24">[], double pos_y_station[], double pos_</text:span><text:span text:style-name="T25">z</text:span><text:span text:style-name="T24">_station</text:span><text:span text:style-name="T25">[]</text:span></text:p>
      <text:p text:style-name="P26"><text:span text:style-name="T8"><text:s text:c="2"/>• </text:span><text:span text:style-name="T27">threshold for determining an outlier of UWB range</text:span></text:p>
      <text:p text:style-name="P53"><text:s text:c="5"/><text:span text:style-name="T26">&gt; </text:span>const double thres_range_err_valid</text:p>
      <text:p text:style-name="P49"/>
      <text:p text:style-name="P49"/>
      <text:p text:style-name="P49">(<text:span text:style-name="T61">3</text:span>) <text:span text:style-name="T61">Building the package</text:span></text:p>
      <text:p text:style-name="P55">Press ‘Build’ button in QtCreator 5.7. </text:p>
      <text:p text:style-name="P55">In case of not using the QtCreator, you may be able to build the package using the following command:</text:p>
      <text:p text:style-name="P48"><text:s text:c="2"/><text:span text:style-name="T62">$ </text:span>catkin_make --cmake-args -G 'CodeBlocks - Unix Makefiles' <text:s text:c="2"/><text:line-break/> <text:s text:c="4"/>-DCMAKE_BUILD_TYPE=Release</text:p>
      <text:p text:style-name="P46"/>
      <text:p text:style-name="P2"/>
      <text:p text:style-name="P2"/>
      <text:p text:style-name="P2"/>
      <text:p text:style-name="P38"><text:soft-page-break/><text:span text:style-name="T54">4</text:span>. <text:span text:style-name="T53">Running the ‘pkg_drone_uwb’</text:span></text:p>
      <text:p text:style-name="P45"/>
      <text:p text:style-name="P59">To run the package, please follow the t<text:span text:style-name="T65">hree </text:span>steps:</text:p>
      <text:p text:style-name="P45"/>
      <text:p text:style-name="P56">(1)</text:p>
      <text:p text:style-name="P57">$ sudo -s</text:p>
      <text:p text:style-name="P56"/>
      <text:p text:style-name="P56">(2) </text:p>
      <text:p text:style-name="P47"><text:span text:style-name="T63">$ </text:span>roslaunch pkg_drone_uwb.launch</text:p>
      <text:p text:style-name="P58"/>
      <text:p text:style-name="P60">(3)</text:p>
      <text:p text:style-name="P61">In <text:span text:style-name="T64">Rviz, please add ‘RobotModel’ to see the drone model.</text:span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4:00:31.013223064</meta:creation-date>
    <dc:date>2017-11-23T16:35:40.145321767</dc:date>
    <meta:editing-duration>PT1H14M47S</meta:editing-duration>
    <meta:editing-cycles>237</meta:editing-cycles>
    <meta:generator>LibreOffice/5.1.6.2$Linux_X86_64 LibreOffice_project/10m0$Build-2</meta:generator>
    <meta:document-statistic meta:table-count="2" meta:image-count="0" meta:object-count="0" meta:page-count="3" meta:paragraph-count="67" meta:word-count="442" meta:character-count="2714" meta:non-whitespace-character-count="2250"/>
  </office:meta>
</office:document-meta>
</file>